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7.62mm"/>
    </style:style>
    <style:style style:name="co4" style:family="table-column">
      <style:table-column-properties fo:break-before="auto" style:column-width="9.24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34.8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2.59mm"/>
    </style:style>
    <style:style style:name="co11" style:family="table-column">
      <style:table-column-properties fo:break-before="auto" style:column-width="31.04mm"/>
    </style:style>
    <style:style style:name="co12" style:family="table-column">
      <style:table-column-properties fo:break-before="auto" style:column-width="12.79mm"/>
    </style:style>
    <style:style style:name="co13" style:family="table-column">
      <style:table-column-properties fo:break-before="auto" style:column-width="14.69mm"/>
    </style:style>
    <style:style style:name="co14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1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fo:color="#ff9900"/>
    </style:style>
    <style:style style:name="ce4" style:family="table-cell" style:parent-style-name="Default">
      <style:text-properties fo:color="#ff3300"/>
    </style:style>
    <style:style style:name="ce5" style:family="table-cell" style:parent-style-name="Default" style:data-style-name="N11"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6-10-16 19horas" table:style-name="ta1">
        <table:shapes>
          <draw:frame draw:z-index="0" draw:style-name="gr1" draw:text-style-name="P1" svg:width="159.99mm" svg:height="89.99mm" svg:x="113.43mm" svg:y="399.37mm">
            <loext:p draw:notify-on-update-of-ranges="'26-10-16 19horas'.B110:'26-10-16 19horas'.B110 '26-10-16 19horas'.C110:'26-10-16 19horas'.C110 '26-10-16 19horas'.D110:'26-10-16 19horas'.D110 '26-10-16 19horas'.E110:'26-10-16 19horas'.E110 '26-10-16 19horas'.F110:'26-10-16 19horas'.F110 '26-10-16 19horas'.G110:'26-10-16 19horas'.G1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fprtl</text:p>
          </table:table-cell>
          <table:table-cell office:value-type="string" calcext:value-type="string">
            <text:p>fpltr</text:p>
          </table:table-cell>
          <table:table-cell office:value-type="string" calcext:value-type="string">
            <text:p>fnrtl</text:p>
          </table:table-cell>
          <table:table-cell office:value-type="string" calcext:value-type="string">
            <text:p>fnltr</text:p>
          </table:table-cell>
          <table:table-cell office:value-type="string" calcext:value-type="string">
            <text:p>total direita</text:p>
          </table:table-cell>
          <table:table-cell office:value-type="string" calcext:value-type="string">
            <text:p>total esquerda</text:p>
          </table:table-cell>
          <table:table-cell/>
        </table:table-row>
        <table:table-row table:style-name="ro1">
          <table:table-cell table:style-name="ce1" office:value-type="time" office:time-value="PT00H00M05S" calcext:value-type="time">
            <text:p>00:00:0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B2]+[.D2]" office:value-type="float" office:value="1" calcext:value-type="float">
            <text:p>1</text:p>
          </table:table-cell>
          <table:table-cell table:formula="of:=[.C2]+[.E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time" office:time-value="PT00H00M06S" calcext:value-type="time">
            <text:p>00:00:0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2]+[.B3]+[.D3]" office:value-type="float" office:value="1" calcext:value-type="float">
            <text:p>1</text:p>
          </table:table-cell>
          <table:table-cell table:formula="of:=[.I2]+[.C3]+[.E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time" office:time-value="PT00H00M14S" calcext:value-type="time">
            <text:p>00:00:1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3]+[.B4]+[.D4]" office:value-type="float" office:value="2" calcext:value-type="float">
            <text:p>2</text:p>
          </table:table-cell>
          <table:table-cell table:formula="of:=[.I3]+[.C4]+[.E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time" office:time-value="PT00H00M15S" calcext:value-type="time">
            <text:p>00:00: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]+[.B5]+[.D5]" office:value-type="float" office:value="3" calcext:value-type="float">
            <text:p>3</text:p>
          </table:table-cell>
          <table:table-cell table:formula="of:=[.I4]+[.C5]+[.E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5]+[.B6]+[.D6]" office:value-type="float" office:value="3" calcext:value-type="float">
            <text:p>3</text:p>
          </table:table-cell>
          <table:table-cell table:formula="of:=[.I5]+[.C6]+[.E6]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00H00M21S" calcext:value-type="time">
            <text:p>00:00: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6]+[.B7]+[.D7]" office:value-type="float" office:value="3" calcext:value-type="float">
            <text:p>3</text:p>
          </table:table-cell>
          <table:table-cell table:formula="of:=[.I6]+[.C7]+[.E7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time" office:time-value="PT00H00M37S" calcext:value-type="time">
            <text:p>00:00:3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]+[.B8]+[.D8]" office:value-type="float" office:value="4" calcext:value-type="float">
            <text:p>4</text:p>
          </table:table-cell>
          <table:table-cell table:formula="of:=[.I7]+[.C8]+[.E8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time" office:time-value="PT00H00M39S" calcext:value-type="time">
            <text:p>00:00:3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8]+[.B9]+[.D9]" office:value-type="float" office:value="5" calcext:value-type="float">
            <text:p>5</text:p>
          </table:table-cell>
          <table:table-cell table:formula="of:=[.I8]+[.C9]+[.E9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time" office:time-value="PT00H00M40S" calcext:value-type="time">
            <text:p>00:00:4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9]+[.B10]+[.D10]" office:value-type="float" office:value="6" calcext:value-type="float">
            <text:p>6</text:p>
          </table:table-cell>
          <table:table-cell table:formula="of:=[.I9]+[.C10]+[.E10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time" office:time-value="PT00H00M40S" calcext:value-type="time">
            <text:p>00:00:4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0]+[.B11]+[.D11]" office:value-type="float" office:value="7" calcext:value-type="float">
            <text:p>7</text:p>
          </table:table-cell>
          <table:table-cell table:formula="of:=[.I10]+[.C11]+[.E11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time" office:time-value="PT00H00M41S" calcext:value-type="time">
            <text:p>00:00:4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1]+[.B12]+[.D12]" office:value-type="float" office:value="8" calcext:value-type="float">
            <text:p>8</text:p>
          </table:table-cell>
          <table:table-cell table:formula="of:=[.I11]+[.C12]+[.E1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time" office:time-value="PT00H01M19S" calcext:value-type="time">
            <text:p>00:01: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2]+[.B13]+[.D13]" office:value-type="float" office:value="9" calcext:value-type="float">
            <text:p>9</text:p>
          </table:table-cell>
          <table:table-cell table:formula="of:=[.I12]+[.C13]+[.E13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time" office:time-value="PT00H01M21S" calcext:value-type="time">
            <text:p>00:01: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3]+[.B14]+[.D14]" office:value-type="float" office:value="10" calcext:value-type="float">
            <text:p>10</text:p>
          </table:table-cell>
          <table:table-cell table:formula="of:=[.I13]+[.C14]+[.E14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time" office:time-value="PT00H01M21S" calcext:value-type="time">
            <text:p>00:01: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4]+[.B15]+[.D15]" office:value-type="float" office:value="11" calcext:value-type="float">
            <text:p>11</text:p>
          </table:table-cell>
          <table:table-cell table:formula="of:=[.I14]+[.C15]+[.E15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time" office:time-value="PT00H01M21S" calcext:value-type="time">
            <text:p>00:01:2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15]+[.B16]+[.D16]" office:value-type="float" office:value="11" calcext:value-type="float">
            <text:p>11</text:p>
          </table:table-cell>
          <table:table-cell table:formula="of:=[.I15]+[.C16]+[.E16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time" office:time-value="PT00H01M21S" calcext:value-type="time">
            <text:p>00:01: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6]+[.B17]+[.D17]" office:value-type="float" office:value="12" calcext:value-type="float">
            <text:p>12</text:p>
          </table:table-cell>
          <table:table-cell table:formula="of:=[.I16]+[.C17]+[.E17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time" office:time-value="PT00H01M23S" calcext:value-type="time">
            <text:p>00:01:2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7]+[.B18]+[.D18]" office:value-type="float" office:value="13" calcext:value-type="float">
            <text:p>13</text:p>
          </table:table-cell>
          <table:table-cell table:formula="of:=[.I17]+[.C18]+[.E18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time" office:time-value="PT00H01M24S" calcext:value-type="time">
            <text:p>00:01:2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8]+[.B19]+[.D19]" office:value-type="float" office:value="14" calcext:value-type="float">
            <text:p>14</text:p>
          </table:table-cell>
          <table:table-cell table:formula="of:=[.I18]+[.C19]+[.E19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time" office:time-value="PT00H01M25S" calcext:value-type="time">
            <text:p>00:01:2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9]+[.B20]+[.D20]" office:value-type="float" office:value="15" calcext:value-type="float">
            <text:p>15</text:p>
          </table:table-cell>
          <table:table-cell table:formula="of:=[.I19]+[.C20]+[.E2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time" office:time-value="PT00H01M32S" calcext:value-type="time">
            <text:p>00:01: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0]+[.B21]+[.D21]" office:value-type="float" office:value="15" calcext:value-type="float">
            <text:p>15</text:p>
          </table:table-cell>
          <table:table-cell table:formula="of:=[.I20]+[.C21]+[.E2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time" office:time-value="PT00H01M34S" calcext:value-type="time">
            <text:p>00:01:3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1]+[.B22]+[.D22]" office:value-type="float" office:value="16" calcext:value-type="float">
            <text:p>16</text:p>
          </table:table-cell>
          <table:table-cell table:formula="of:=[.I21]+[.C22]+[.E2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time" office:time-value="PT00H01M36S" calcext:value-type="time">
            <text:p>00:01: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2]+[.B23]+[.D23]" office:value-type="float" office:value="16" calcext:value-type="float">
            <text:p>16</text:p>
          </table:table-cell>
          <table:table-cell table:formula="of:=[.I22]+[.C23]+[.E2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time" office:time-value="PT00H01M39S" calcext:value-type="time">
            <text:p>00:01: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3]+[.B24]+[.D24]" office:value-type="float" office:value="16" calcext:value-type="float">
            <text:p>16</text:p>
          </table:table-cell>
          <table:table-cell table:formula="of:=[.I23]+[.C24]+[.E2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time" office:time-value="PT00H01M39S" calcext:value-type="time">
            <text:p>00:01: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4]+[.B25]+[.D25]" office:value-type="float" office:value="16" calcext:value-type="float">
            <text:p>16</text:p>
          </table:table-cell>
          <table:table-cell table:formula="of:=[.I24]+[.C25]+[.E2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5]+[.B26]+[.D26]" office:value-type="float" office:value="17" calcext:value-type="float">
            <text:p>17</text:p>
          </table:table-cell>
          <table:table-cell table:formula="of:=[.I25]+[.C26]+[.E2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time" office:time-value="PT00H01M41S" calcext:value-type="time">
            <text:p>00:01: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6]+[.B27]+[.D27]" office:value-type="float" office:value="17" calcext:value-type="float">
            <text:p>17</text:p>
          </table:table-cell>
          <table:table-cell table:formula="of:=[.I26]+[.C27]+[.E2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time" office:time-value="PT00H01M43S" calcext:value-type="time">
            <text:p>00:01:4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7]+[.B28]+[.D28]" office:value-type="float" office:value="18" calcext:value-type="float">
            <text:p>18</text:p>
          </table:table-cell>
          <table:table-cell table:formula="of:=[.I27]+[.C28]+[.E2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time" office:time-value="PT00H01M45S" calcext:value-type="time">
            <text:p>00:01: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8]+[.B29]+[.D29]" office:value-type="float" office:value="18" calcext:value-type="float">
            <text:p>18</text:p>
          </table:table-cell>
          <table:table-cell table:formula="of:=[.I28]+[.C29]+[.E29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time" office:time-value="PT00H01M57S" calcext:value-type="time">
            <text:p>00:01:5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9]+[.B30]+[.D30]" office:value-type="float" office:value="19" calcext:value-type="float">
            <text:p>19</text:p>
          </table:table-cell>
          <table:table-cell table:formula="of:=[.I29]+[.C30]+[.E30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time" office:time-value="PT00H02M29S" calcext:value-type="time">
            <text:p>00:02:2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30]+[.B31]+[.D31]" office:value-type="float" office:value="20" calcext:value-type="float">
            <text:p>20</text:p>
          </table:table-cell>
          <table:table-cell table:formula="of:=[.I30]+[.C31]+[.E31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time" office:time-value="PT00H02M48S" calcext:value-type="time">
            <text:p>00:02: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31]+[.B32]+[.D32]" office:value-type="float" office:value="20" calcext:value-type="float">
            <text:p>20</text:p>
          </table:table-cell>
          <table:table-cell table:formula="of:=[.I31]+[.C32]+[.E32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time" office:time-value="PT00H02M49S" calcext:value-type="time">
            <text:p>00:02: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32]+[.B33]+[.D33]" office:value-type="float" office:value="20" calcext:value-type="float">
            <text:p>20</text:p>
          </table:table-cell>
          <table:table-cell table:formula="of:=[.I32]+[.C33]+[.E3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33]+[.B34]+[.D34]" office:value-type="float" office:value="20" calcext:value-type="float">
            <text:p>20</text:p>
          </table:table-cell>
          <table:table-cell table:formula="of:=[.I33]+[.C34]+[.E3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34]+[.B35]+[.D35]" office:value-type="float" office:value="20" calcext:value-type="float">
            <text:p>20</text:p>
          </table:table-cell>
          <table:table-cell table:formula="of:=[.I34]+[.C35]+[.E35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time" office:time-value="PT00H02M51S" calcext:value-type="time">
            <text:p>00:02:5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35]+[.B36]+[.D36]" office:value-type="float" office:value="20" calcext:value-type="float">
            <text:p>20</text:p>
          </table:table-cell>
          <table:table-cell table:formula="of:=[.I35]+[.C36]+[.E36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time" office:time-value="PT00H02M52S" calcext:value-type="time">
            <text:p>00:02:5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36]+[.B37]+[.D37]" office:value-type="float" office:value="21" calcext:value-type="float">
            <text:p>21</text:p>
          </table:table-cell>
          <table:table-cell table:formula="of:=[.I36]+[.C37]+[.E37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time" office:time-value="PT00H02M54S" calcext:value-type="time">
            <text:p>00:02:5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37]+[.B38]+[.D38]" office:value-type="float" office:value="21" calcext:value-type="float">
            <text:p>21</text:p>
          </table:table-cell>
          <table:table-cell table:formula="of:=[.I37]+[.C38]+[.E38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time" office:time-value="PT00H02M57S" calcext:value-type="time">
            <text:p>00:02:5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38]+[.B39]+[.D39]" office:value-type="float" office:value="22" calcext:value-type="float">
            <text:p>22</text:p>
          </table:table-cell>
          <table:table-cell table:formula="of:=[.I38]+[.C39]+[.E39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time" office:time-value="PT00H02M57S" calcext:value-type="time">
            <text:p>00:02:5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H39]+[.B40]+[.D40]" office:value-type="float" office:value="22" calcext:value-type="float">
            <text:p>22</text:p>
          </table:table-cell>
          <table:table-cell table:formula="of:=[.I39]+[.C40]+[.E40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0]+[.B41]+[.D41]" office:value-type="float" office:value="23" calcext:value-type="float">
            <text:p>23</text:p>
          </table:table-cell>
          <table:table-cell table:formula="of:=[.I40]+[.C41]+[.E41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time" office:time-value="PT00H03M01S" calcext:value-type="time">
            <text:p>00:03: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1]+[.B42]+[.D42]" office:value-type="float" office:value="24" calcext:value-type="float">
            <text:p>24</text:p>
          </table:table-cell>
          <table:table-cell table:formula="of:=[.I41]+[.C42]+[.E4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time" office:time-value="PT00H03M08S" calcext:value-type="time">
            <text:p>00:03: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42]+[.B43]+[.D43]" office:value-type="float" office:value="24" calcext:value-type="float">
            <text:p>24</text:p>
          </table:table-cell>
          <table:table-cell table:formula="of:=[.I42]+[.C43]+[.E43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time" office:time-value="PT00H03M27S" calcext:value-type="time">
            <text:p>00:03: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43]+[.B44]+[.D44]" office:value-type="float" office:value="24" calcext:value-type="float">
            <text:p>24</text:p>
          </table:table-cell>
          <table:table-cell table:formula="of:=[.I43]+[.C44]+[.E44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time" office:time-value="PT00H03M35S" calcext:value-type="time">
            <text:p>00:03:3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4]+[.B45]+[.D45]" office:value-type="float" office:value="25" calcext:value-type="float">
            <text:p>25</text:p>
          </table:table-cell>
          <table:table-cell table:formula="of:=[.I44]+[.C45]+[.E45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time" office:time-value="PT00H03M36S" calcext:value-type="time">
            <text:p>00:03:3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5]+[.B46]+[.D46]" office:value-type="float" office:value="26" calcext:value-type="float">
            <text:p>26</text:p>
          </table:table-cell>
          <table:table-cell table:formula="of:=[.I45]+[.C46]+[.E46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time" office:time-value="PT00H03M59S" calcext:value-type="time">
            <text:p>00:03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46]+[.B47]+[.D47]" office:value-type="float" office:value="26" calcext:value-type="float">
            <text:p>26</text:p>
          </table:table-cell>
          <table:table-cell table:formula="of:=[.I46]+[.C47]+[.E47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time" office:time-value="PT00H03M59S" calcext:value-type="time">
            <text:p>00:03:5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47]+[.B48]+[.D48]" office:value-type="float" office:value="26" calcext:value-type="float">
            <text:p>26</text:p>
          </table:table-cell>
          <table:table-cell table:formula="of:=[.I47]+[.C48]+[.E48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48]+[.B49]+[.D49]" office:value-type="float" office:value="26" calcext:value-type="float">
            <text:p>26</text:p>
          </table:table-cell>
          <table:table-cell table:formula="of:=[.I48]+[.C49]+[.E49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H49]+[.B50]+[.D50]" office:value-type="float" office:value="26" calcext:value-type="float">
            <text:p>26</text:p>
          </table:table-cell>
          <table:table-cell table:formula="of:=[.I49]+[.C50]+[.E50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time" office:time-value="PT00H04M11S" calcext:value-type="time">
            <text:p>00:04: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0]+[.B51]+[.D51]" office:value-type="float" office:value="27" calcext:value-type="float">
            <text:p>27</text:p>
          </table:table-cell>
          <table:table-cell table:formula="of:=[.I50]+[.C51]+[.E5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time" office:time-value="PT00H04M16S" calcext:value-type="time">
            <text:p>00:04:1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1]+[.B52]+[.D52]" office:value-type="float" office:value="28" calcext:value-type="float">
            <text:p>28</text:p>
          </table:table-cell>
          <table:table-cell table:formula="of:=[.I51]+[.C52]+[.E52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time" office:time-value="PT00H04M17S" calcext:value-type="time">
            <text:p>00:04:1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2]+[.B53]+[.D53]" office:value-type="float" office:value="29" calcext:value-type="float">
            <text:p>29</text:p>
          </table:table-cell>
          <table:table-cell table:formula="of:=[.I52]+[.C53]+[.E53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53]+[.B54]+[.D54]" office:value-type="float" office:value="29" calcext:value-type="float">
            <text:p>29</text:p>
          </table:table-cell>
          <table:table-cell table:formula="of:=[.I53]+[.C54]+[.E54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54]+[.B55]+[.D55]" office:value-type="float" office:value="29" calcext:value-type="float">
            <text:p>29</text:p>
          </table:table-cell>
          <table:table-cell table:formula="of:=[.I54]+[.C55]+[.E55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time" office:time-value="PT00H04M53S" calcext:value-type="time">
            <text:p>00:04:5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5]+[.B56]+[.D56]" office:value-type="float" office:value="30" calcext:value-type="float">
            <text:p>30</text:p>
          </table:table-cell>
          <table:table-cell table:formula="of:=[.I55]+[.C56]+[.E56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time" office:time-value="PT00H04M54S" calcext:value-type="time">
            <text:p>00:04:5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6]+[.B57]+[.D57]" office:value-type="float" office:value="31" calcext:value-type="float">
            <text:p>31</text:p>
          </table:table-cell>
          <table:table-cell table:formula="of:=[.I56]+[.C57]+[.E5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time" office:time-value="PT00H04M54S" calcext:value-type="time">
            <text:p>00:04:5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7]+[.B58]+[.D58]" office:value-type="float" office:value="32" calcext:value-type="float">
            <text:p>32</text:p>
          </table:table-cell>
          <table:table-cell table:formula="of:=[.I57]+[.C58]+[.E58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time" office:time-value="PT00H04M57S" calcext:value-type="time">
            <text:p>00:04:5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8]+[.B59]+[.D59]" office:value-type="float" office:value="33" calcext:value-type="float">
            <text:p>33</text:p>
          </table:table-cell>
          <table:table-cell table:formula="of:=[.I58]+[.C59]+[.E59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9]+[.B60]+[.D60]" office:value-type="float" office:value="34" calcext:value-type="float">
            <text:p>34</text:p>
          </table:table-cell>
          <table:table-cell table:formula="of:=[.I59]+[.C60]+[.E60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time" office:time-value="PT00H05M08S" calcext:value-type="time">
            <text:p>00:05: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60]+[.B61]+[.D61]" office:value-type="float" office:value="34" calcext:value-type="float">
            <text:p>34</text:p>
          </table:table-cell>
          <table:table-cell table:formula="of:=[.I60]+[.C61]+[.E61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time" office:time-value="PT00H05M21S" calcext:value-type="time">
            <text:p>00:05: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61]+[.B62]+[.D62]" office:value-type="float" office:value="35" calcext:value-type="float">
            <text:p>35</text:p>
          </table:table-cell>
          <table:table-cell table:formula="of:=[.I61]+[.C62]+[.E62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time" office:time-value="PT00H05M25S" calcext:value-type="time">
            <text:p>00:05: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62]+[.B63]+[.D63]" office:value-type="float" office:value="35" calcext:value-type="float">
            <text:p>35</text:p>
          </table:table-cell>
          <table:table-cell table:formula="of:=[.I62]+[.C63]+[.E63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time" office:time-value="PT00H05M28S" calcext:value-type="time">
            <text:p>00:05:2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63]+[.B64]+[.D64]" office:value-type="float" office:value="36" calcext:value-type="float">
            <text:p>36</text:p>
          </table:table-cell>
          <table:table-cell table:formula="of:=[.I63]+[.C64]+[.E64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time" office:time-value="PT00H05M35S" calcext:value-type="time">
            <text:p>00:05:3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64]+[.B65]+[.D65]" office:value-type="float" office:value="37" calcext:value-type="float">
            <text:p>37</text:p>
          </table:table-cell>
          <table:table-cell table:formula="of:=[.I64]+[.C65]+[.E65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time" office:time-value="PT00H05M36S" calcext:value-type="time">
            <text:p>00:05:3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65]+[.B66]+[.D66]" office:value-type="float" office:value="38" calcext:value-type="float">
            <text:p>38</text:p>
          </table:table-cell>
          <table:table-cell table:formula="of:=[.I65]+[.C66]+[.E66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time" office:time-value="PT00H05M36S" calcext:value-type="time">
            <text:p>00:05:3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66]+[.B67]+[.D67]" office:value-type="float" office:value="39" calcext:value-type="float">
            <text:p>39</text:p>
          </table:table-cell>
          <table:table-cell table:formula="of:=[.I66]+[.C67]+[.E67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time" office:time-value="PT00H05M37S" calcext:value-type="time">
            <text:p>00:05:3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67]+[.B68]+[.D68]" office:value-type="float" office:value="40" calcext:value-type="float">
            <text:p>40</text:p>
          </table:table-cell>
          <table:table-cell table:formula="of:=[.I67]+[.C68]+[.E6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time" office:time-value="PT00H05M38S" calcext:value-type="time">
            <text:p>00:05:3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68]+[.B69]+[.D69]" office:value-type="float" office:value="41" calcext:value-type="float">
            <text:p>41</text:p>
          </table:table-cell>
          <table:table-cell table:formula="of:=[.I68]+[.C69]+[.E69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time" office:time-value="PT00H05M38S" calcext:value-type="time">
            <text:p>00:05:3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69]+[.B70]+[.D70]" office:value-type="float" office:value="42" calcext:value-type="float">
            <text:p>42</text:p>
          </table:table-cell>
          <table:table-cell table:formula="of:=[.I69]+[.C70]+[.E70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time" office:time-value="PT00H06M04S" calcext:value-type="time">
            <text:p>00:06:0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0]+[.B71]+[.D71]" office:value-type="float" office:value="43" calcext:value-type="float">
            <text:p>43</text:p>
          </table:table-cell>
          <table:table-cell table:formula="of:=[.I70]+[.C71]+[.E71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time" office:time-value="PT00H06M05S" calcext:value-type="time">
            <text:p>00:06:0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1]+[.B72]+[.D72]" office:value-type="float" office:value="44" calcext:value-type="float">
            <text:p>44</text:p>
          </table:table-cell>
          <table:table-cell table:formula="of:=[.I71]+[.C72]+[.E72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time" office:time-value="PT00H06M19S" calcext:value-type="time">
            <text:p>00:06: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72]+[.B73]+[.D73]" office:value-type="float" office:value="44" calcext:value-type="float">
            <text:p>44</text:p>
          </table:table-cell>
          <table:table-cell table:formula="of:=[.I72]+[.C73]+[.E73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73]+[.B74]+[.D74]" office:value-type="float" office:value="44" calcext:value-type="float">
            <text:p>44</text:p>
          </table:table-cell>
          <table:table-cell table:formula="of:=[.I73]+[.C74]+[.E74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time" office:time-value="PT00H06M25S" calcext:value-type="time">
            <text:p>00:06: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H74]+[.B75]+[.D75]" office:value-type="float" office:value="44" calcext:value-type="float">
            <text:p>44</text:p>
          </table:table-cell>
          <table:table-cell table:formula="of:=[.I74]+[.C75]+[.E75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time" office:time-value="PT00H06M27S" calcext:value-type="time">
            <text:p>00:06: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5]+[.B76]+[.D76]" office:value-type="float" office:value="45" calcext:value-type="float">
            <text:p>45</text:p>
          </table:table-cell>
          <table:table-cell table:formula="of:=[.I75]+[.C76]+[.E76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time" office:time-value="PT00H06M32S" calcext:value-type="time">
            <text:p>00:06:3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6]+[.B77]+[.D77]" office:value-type="float" office:value="46" calcext:value-type="float">
            <text:p>46</text:p>
          </table:table-cell>
          <table:table-cell table:formula="of:=[.I76]+[.C77]+[.E77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time" office:time-value="PT00H06M32S" calcext:value-type="time">
            <text:p>00:06:3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7]+[.B78]+[.D78]" office:value-type="float" office:value="47" calcext:value-type="float">
            <text:p>47</text:p>
          </table:table-cell>
          <table:table-cell table:formula="of:=[.I77]+[.C78]+[.E78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time" office:time-value="PT00H06M35S" calcext:value-type="time">
            <text:p>00:06: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78]+[.B79]+[.D79]" office:value-type="float" office:value="47" calcext:value-type="float">
            <text:p>47</text:p>
          </table:table-cell>
          <table:table-cell table:formula="of:=[.I78]+[.C79]+[.E79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time" office:time-value="PT00H06M36S" calcext:value-type="time">
            <text:p>00:06:3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9]+[.B80]+[.D80]" office:value-type="float" office:value="48" calcext:value-type="float">
            <text:p>48</text:p>
          </table:table-cell>
          <table:table-cell table:formula="of:=[.I79]+[.C80]+[.E80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time" office:time-value="PT00H06M46S" calcext:value-type="time">
            <text:p>00:06:4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80]+[.B81]+[.D81]" office:value-type="float" office:value="49" calcext:value-type="float">
            <text:p>49</text:p>
          </table:table-cell>
          <table:table-cell table:formula="of:=[.I80]+[.C81]+[.E81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time" office:time-value="PT00H06M47S" calcext:value-type="time">
            <text:p>00:06:4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H81]+[.B82]+[.D82]" office:value-type="float" office:value="49" calcext:value-type="float">
            <text:p>49</text:p>
          </table:table-cell>
          <table:table-cell table:formula="of:=[.I81]+[.C82]+[.E82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time" office:time-value="PT00H07M11S" calcext:value-type="time">
            <text:p>00:07: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82]+[.B83]+[.D83]" office:value-type="float" office:value="50" calcext:value-type="float">
            <text:p>50</text:p>
          </table:table-cell>
          <table:table-cell table:formula="of:=[.I82]+[.C83]+[.E83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time" office:time-value="PT00H07M12S" calcext:value-type="time">
            <text:p>00:07: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83]+[.B84]+[.D84]" office:value-type="float" office:value="51" calcext:value-type="float">
            <text:p>51</text:p>
          </table:table-cell>
          <table:table-cell table:formula="of:=[.I83]+[.C84]+[.E84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time" office:time-value="PT00H07M14S" calcext:value-type="time">
            <text:p>00:07:1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84]+[.B85]+[.D85]" office:value-type="float" office:value="52" calcext:value-type="float">
            <text:p>52</text:p>
          </table:table-cell>
          <table:table-cell table:formula="of:=[.I84]+[.C85]+[.E85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time" office:time-value="PT00H07M14S" calcext:value-type="time">
            <text:p>00:07:1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85]+[.B86]+[.D86]" office:value-type="float" office:value="53" calcext:value-type="float">
            <text:p>53</text:p>
          </table:table-cell>
          <table:table-cell table:formula="of:=[.I85]+[.C86]+[.E86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time" office:time-value="PT00H07M15S" calcext:value-type="time">
            <text:p>00:07: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86]+[.B87]+[.D87]" office:value-type="float" office:value="54" calcext:value-type="float">
            <text:p>54</text:p>
          </table:table-cell>
          <table:table-cell table:formula="of:=[.I86]+[.C87]+[.E87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time" office:time-value="PT00H07M42S" calcext:value-type="time">
            <text:p>00:07:4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H87]+[.B88]+[.D88]" office:value-type="float" office:value="54" calcext:value-type="float">
            <text:p>54</text:p>
          </table:table-cell>
          <table:table-cell table:formula="of:=[.I87]+[.C88]+[.E88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time" office:time-value="PT00H07M59S" calcext:value-type="time">
            <text:p>00:07:5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88]+[.B89]+[.D89]" office:value-type="float" office:value="55" calcext:value-type="float">
            <text:p>55</text:p>
          </table:table-cell>
          <table:table-cell table:formula="of:=[.I88]+[.C89]+[.E89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time" office:time-value="PT00H08M07S" calcext:value-type="time">
            <text:p>00:08:0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89]+[.B90]+[.D90]" office:value-type="float" office:value="56" calcext:value-type="float">
            <text:p>56</text:p>
          </table:table-cell>
          <table:table-cell table:formula="of:=[.I89]+[.C90]+[.E90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time" office:time-value="PT00H08M28S" calcext:value-type="time">
            <text:p>00:08:2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90]+[.B91]+[.D91]" office:value-type="float" office:value="57" calcext:value-type="float">
            <text:p>57</text:p>
          </table:table-cell>
          <table:table-cell table:formula="of:=[.I90]+[.C91]+[.E91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time" office:time-value="PT00H08M29S" calcext:value-type="time">
            <text:p>00:08:2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91]+[.B92]+[.D92]" office:value-type="float" office:value="57" calcext:value-type="float">
            <text:p>57</text:p>
          </table:table-cell>
          <table:table-cell table:formula="of:=[.I91]+[.C92]+[.E92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time" office:time-value="PT00H08M31S" calcext:value-type="time">
            <text:p>00:08:3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92]+[.B93]+[.D93]" office:value-type="float" office:value="58" calcext:value-type="float">
            <text:p>58</text:p>
          </table:table-cell>
          <table:table-cell table:formula="of:=[.I92]+[.C93]+[.E93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time" office:time-value="PT00H08M35S" calcext:value-type="time">
            <text:p>00:08: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formula="of:=[.H93]+[.B94]+[.D94]" office:value-type="float" office:value="59" calcext:value-type="float">
            <text:p>59</text:p>
          </table:table-cell>
          <table:table-cell table:formula="of:=[.I93]+[.C94]+[.E94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time" office:time-value="PT00H08M44S" calcext:value-type="time">
            <text:p>00:08: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94]+[.B95]+[.D95]" office:value-type="float" office:value="59" calcext:value-type="float">
            <text:p>59</text:p>
          </table:table-cell>
          <table:table-cell table:formula="of:=[.I94]+[.C95]+[.E95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time" office:time-value="PT00H08M48S" calcext:value-type="time">
            <text:p>00:08:4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H95]+[.B96]+[.D96]" office:value-type="float" office:value="59" calcext:value-type="float">
            <text:p>59</text:p>
          </table:table-cell>
          <table:table-cell table:formula="of:=[.I95]+[.C96]+[.E96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time" office:time-value="PT00H08M49S" calcext:value-type="time">
            <text:p>00:08:4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96]+[.B97]+[.D97]" office:value-type="float" office:value="60" calcext:value-type="float">
            <text:p>60</text:p>
          </table:table-cell>
          <table:table-cell table:formula="of:=[.I96]+[.C97]+[.E97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time" office:time-value="PT00H08M53S" calcext:value-type="time">
            <text:p>00:08: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97]+[.B98]+[.D98]" office:value-type="float" office:value="60" calcext:value-type="float">
            <text:p>60</text:p>
          </table:table-cell>
          <table:table-cell table:formula="of:=[.I97]+[.C98]+[.E98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time" office:time-value="PT00H09M09S" calcext:value-type="time">
            <text:p>00:09:09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formula="of:=[.H98]+[.B99]+[.D99]" office:value-type="float" office:value="60" calcext:value-type="float">
            <text:p>60</text:p>
          </table:table-cell>
          <table:table-cell table:formula="of:=[.I98]+[.C99]+[.E99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time" office:time-value="PT00H09M11S" calcext:value-type="time">
            <text:p>00:09: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99]+[.B100]+[.D100]" office:value-type="float" office:value="61" calcext:value-type="float">
            <text:p>61</text:p>
          </table:table-cell>
          <table:table-cell table:formula="of:=[.I99]+[.C100]+[.E100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time" office:time-value="PT00H09M16S" calcext:value-type="time">
            <text:p>00:09:1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00]+[.B101]+[.D101]" office:value-type="float" office:value="62" calcext:value-type="float">
            <text:p>62</text:p>
          </table:table-cell>
          <table:table-cell table:formula="of:=[.I100]+[.C101]+[.E101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time" office:time-value="PT00H09M22S" calcext:value-type="time">
            <text:p>00:09: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101]+[.B102]+[.D102]" office:value-type="float" office:value="62" calcext:value-type="float">
            <text:p>62</text:p>
          </table:table-cell>
          <table:table-cell table:formula="of:=[.I101]+[.C102]+[.E102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time" office:time-value="PT00H09M27S" calcext:value-type="time">
            <text:p>00:09: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02]+[.B103]+[.D103]" office:value-type="float" office:value="63" calcext:value-type="float">
            <text:p>63</text:p>
          </table:table-cell>
          <table:table-cell table:formula="of:=[.I102]+[.C103]+[.E103]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Default"/>
          <table:table-cell table:number-columns-repeated="6"/>
          <table:table-cell table:formula="of:=[.H103]+[.B104]+[.D104]" office:value-type="float" office:value="63" calcext:value-type="float">
            <text:p>63</text:p>
          </table:table-cell>
          <table:table-cell table:formula="of:=[.I103]+[.C104]+[.E104]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Default"/>
          <table:table-cell table:number-columns-repeated="6"/>
          <table:table-cell table:formula="of:=[.H104]+[.B105]+[.D105]" office:value-type="float" office:value="63" calcext:value-type="float">
            <text:p>63</text:p>
          </table:table-cell>
          <table:table-cell table:formula="of:=[.I104]+[.C105]+[.E105]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Default"/>
          <table:table-cell table:number-columns-repeated="6"/>
          <table:table-cell table:formula="of:=[.H105]+[.B106]+[.D106]" office:value-type="float" office:value="63" calcext:value-type="float">
            <text:p>63</text:p>
          </table:table-cell>
          <table:table-cell table:formula="of:=[.I105]+[.C106]+[.E106]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Default"/>
          <table:table-cell table:number-columns-repeated="6"/>
          <table:table-cell table:formula="of:=[.H106]+[.B107]+[.D107]" office:value-type="float" office:value="63" calcext:value-type="float">
            <text:p>63</text:p>
          </table:table-cell>
          <table:table-cell table:formula="of:=[.I106]+[.C107]+[.E107]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Default"/>
          <table:table-cell table:number-columns-repeated="6"/>
          <table:table-cell table:formula="of:=[.H107]+[.B108]+[.D108]" office:value-type="float" office:value="63" calcext:value-type="float">
            <text:p>63</text:p>
          </table:table-cell>
          <table:table-cell table:formula="of:=[.I107]+[.C108]+[.E108]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Default"/>
          <table:table-cell table:number-columns-repeated="6"/>
          <table:table-cell table:formula="of:=[.H108]+[.B109]+[.D109]" office:value-type="float" office:value="63" calcext:value-type="float">
            <text:p>63</text:p>
          </table:table-cell>
          <table:table-cell table:formula="of:=[.I108]+[.C109]+[.E109]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Default"/>
          <table:table-cell table:formula="of:=SUM([.B2:.B109])" office:value-type="float" office:value="63" calcext:value-type="float">
            <text:p>63</text:p>
          </table:table-cell>
          <table:table-cell table:formula="of:=SUM([.C2:.C109])" office:value-type="float" office:value="29" calcext:value-type="float">
            <text:p>29</text:p>
          </table:table-cell>
          <table:table-cell table:formula="of:=SUM([.D2:.D109])" office:value-type="float" office:value="0" calcext:value-type="float">
            <text:p>0</text:p>
          </table:table-cell>
          <table:table-cell table:formula="of:=SUM([.E2:.E109])" office:value-type="float" office:value="0" calcext:value-type="float">
            <text:p>0</text:p>
          </table:table-cell>
          <table:table-cell table:formula="of:=SUM([.F2:.F109])" office:value-type="float" office:value="4" calcext:value-type="float">
            <text:p>4</text:p>
          </table:table-cell>
          <table:table-cell table:formula="of:=SUM([.G2:.G109])"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 table:style-name="Default"/>
          <table:table-cell table:number-columns-repeated="8"/>
          <table:table-cell table:style-name="ce5" table:formula="of:=([.B110]+[.C110])/([.B110]+[.C110]+[.D110]+[.E110]+[.F110]+[.G110])" office:value-type="percentage" office:value="0.901960784313726" calcext:value-type="percentage">
            <text:p>90,20%</text:p>
          </table:table-cell>
        </table:table-row>
      </table:table>
      <table:table table:name="21-11-16 16horas" table:style-name="ta1">
        <table:shapes>
          <draw:frame draw:z-index="0" draw:style-name="gr1" draw:text-style-name="P1" svg:width="159.99mm" svg:height="89.99mm" svg:x="121.49mm" svg:y="52.7mm">
            <loext:p draw:notify-on-update-of-ranges="'21-11-16 16horas'.B32:'21-11-16 16horas'.B32 '21-11-16 16horas'.C32:'21-11-16 16horas'.C32 '21-11-16 16horas'.D32:'21-11-16 16horas'.D32 '21-11-16 16horas'.E32:'21-11-16 16horas'.E32 '21-11-16 16horas'.F32:'21-11-16 16horas'.F32 '21-11-16 16horas'.G32:'21-11-16 16horas'.G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ce1"/>
        <table:table-column table:style-name="co10" table:number-columns-repeated="8" table:default-cell-style-name="Default"/>
        <table:table-column table:style-name="co1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fprtl</text:p>
          </table:table-cell>
          <table:table-cell office:value-type="string" calcext:value-type="string">
            <text:p>fpltr</text:p>
          </table:table-cell>
          <table:table-cell office:value-type="string" calcext:value-type="string">
            <text:p>fnrtl</text:p>
          </table:table-cell>
          <table:table-cell office:value-type="string" calcext:value-type="string">
            <text:p>fnltr</text:p>
          </table:table-cell>
          <table:table-cell office:value-type="string" calcext:value-type="string">
            <text:p>total direita</text:p>
          </table:table-cell>
          <table:table-cell office:value-type="string" calcext:value-type="string">
            <text:p>total esquerda</text:p>
          </table:table-cell>
          <table:table-cell/>
        </table:table-row>
        <table:table-row table:style-name="ro1">
          <table:table-cell office:value-type="time" office:time-value="PT00H00M07S" calcext:value-type="time">
            <text:p>00:00:0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B2]+[.D2]" office:value-type="float" office:value="1" calcext:value-type="float">
            <text:p>1</text:p>
          </table:table-cell>
          <table:table-cell table:formula="of:=[.C2]+[.E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time" office:time-value="PT00H00M07S" calcext:value-type="time">
            <text:p>00:00:0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]+[.B3]+[.D3]" office:value-type="float" office:value="2" calcext:value-type="float">
            <text:p>2</text:p>
          </table:table-cell>
          <table:table-cell table:formula="of:=[.I2]+[.C3]+[.E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time" office:time-value="PT00H00M14S" calcext:value-type="time">
            <text:p>00:00: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3]+[.B4]+[.D4]" office:value-type="float" office:value="2" calcext:value-type="float">
            <text:p>2</text:p>
          </table:table-cell>
          <table:table-cell table:formula="of:=[.I3]+[.C4]+[.E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time" office:time-value="PT00H00M16S" calcext:value-type="time">
            <text:p>00:00: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4]+[.B5]+[.D5]" office:value-type="float" office:value="2" calcext:value-type="float">
            <text:p>2</text:p>
          </table:table-cell>
          <table:table-cell table:formula="of:=[.I4]+[.C5]+[.E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time" office:time-value="PT00H00M53S" calcext:value-type="time">
            <text:p>00:00: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5]+[.B6]+[.D6]" office:value-type="float" office:value="2" calcext:value-type="float">
            <text:p>2</text:p>
          </table:table-cell>
          <table:table-cell table:formula="of:=[.I5]+[.C6]+[.E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time" office:time-value="PT00H00M53S" calcext:value-type="time">
            <text:p>00:00: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H6]+[.B7]+[.D7]" office:value-type="float" office:value="3" calcext:value-type="float">
            <text:p>3</text:p>
          </table:table-cell>
          <table:table-cell table:formula="of:=[.I6]+[.C7]+[.E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time" office:time-value="PT00H00M55S" calcext:value-type="time">
            <text:p>00:00:5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]+[.B8]+[.D8]" office:value-type="float" office:value="4" calcext:value-type="float">
            <text:p>4</text:p>
          </table:table-cell>
          <table:table-cell table:formula="of:=[.I7]+[.C8]+[.E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time" office:time-value="PT00H00M56S" calcext:value-type="time">
            <text:p>00:00:5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8]+[.B9]+[.D9]" office:value-type="float" office:value="5" calcext:value-type="float">
            <text:p>5</text:p>
          </table:table-cell>
          <table:table-cell table:formula="of:=[.I8]+[.C9]+[.E9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time" office:time-value="PT00H01M03S" calcext:value-type="time">
            <text:p>00:01: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9]+[.B10]+[.D10]" office:value-type="float" office:value="5" calcext:value-type="float">
            <text:p>5</text:p>
          </table:table-cell>
          <table:table-cell table:formula="of:=[.I9]+[.C10]+[.E1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time" office:time-value="PT00H01M04S" calcext:value-type="time">
            <text:p>00:01: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10]+[.B11]+[.D11]" office:value-type="float" office:value="5" calcext:value-type="float">
            <text:p>5</text:p>
          </table:table-cell>
          <table:table-cell table:formula="of:=[.I10]+[.C11]+[.E1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time" office:time-value="PT00H01M27S" calcext:value-type="time">
            <text:p>00:01: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11]+[.B12]+[.D12]" office:value-type="float" office:value="5" calcext:value-type="float">
            <text:p>5</text:p>
          </table:table-cell>
          <table:table-cell table:formula="of:=[.I11]+[.C12]+[.E1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time" office:time-value="PT00H01M31S" calcext:value-type="time">
            <text:p>00:01:3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formula="of:=[.H12]+[.B13]+[.D13]" office:value-type="float" office:value="5" calcext:value-type="float">
            <text:p>5</text:p>
          </table:table-cell>
          <table:table-cell table:formula="of:=[.I12]+[.C13]+[.E1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time" office:time-value="PT00H01M42S" calcext:value-type="time">
            <text:p>00:01:4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13]+[.B14]+[.D14]" office:value-type="float" office:value="5" calcext:value-type="float">
            <text:p>5</text:p>
          </table:table-cell>
          <table:table-cell table:formula="of:=[.I13]+[.C14]+[.E1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time" office:time-value="PT00H02M06S" calcext:value-type="time">
            <text:p>00:02: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14]+[.B15]+[.D15]" office:value-type="float" office:value="5" calcext:value-type="float">
            <text:p>5</text:p>
          </table:table-cell>
          <table:table-cell table:formula="of:=[.I14]+[.C15]+[.E15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time" office:time-value="PT00H02M19S" calcext:value-type="time">
            <text:p>00:02: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5]+[.B16]+[.D16]" office:value-type="float" office:value="6" calcext:value-type="float">
            <text:p>6</text:p>
          </table:table-cell>
          <table:table-cell table:formula="of:=[.I15]+[.C16]+[.E16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time" office:time-value="PT00H02M24S" calcext:value-type="time">
            <text:p>00:02: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16]+[.B17]+[.D17]" office:value-type="float" office:value="6" calcext:value-type="float">
            <text:p>6</text:p>
          </table:table-cell>
          <table:table-cell table:formula="of:=[.I16]+[.C17]+[.E17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time" office:time-value="PT00H03M02S" calcext:value-type="time">
            <text:p>00:03:0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7]+[.B18]+[.D18]" office:value-type="float" office:value="7" calcext:value-type="float">
            <text:p>7</text:p>
          </table:table-cell>
          <table:table-cell table:formula="of:=[.I17]+[.C18]+[.E1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time" office:time-value="PT00H03M02S" calcext:value-type="time">
            <text:p>00:03: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H18]+[.B19]+[.D19]" office:value-type="float" office:value="8" calcext:value-type="float">
            <text:p>8</text:p>
          </table:table-cell>
          <table:table-cell table:formula="of:=[.I18]+[.C19]+[.E19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time" office:time-value="PT00H03M16S" calcext:value-type="time">
            <text:p>00:03:1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9]+[.B20]+[.D20]" office:value-type="float" office:value="9" calcext:value-type="float">
            <text:p>9</text:p>
          </table:table-cell>
          <table:table-cell table:formula="of:=[.I19]+[.C20]+[.E20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time" office:time-value="PT00H03M23S" calcext:value-type="time">
            <text:p>00:03:2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0]+[.B21]+[.D21]" office:value-type="float" office:value="10" calcext:value-type="float">
            <text:p>10</text:p>
          </table:table-cell>
          <table:table-cell table:formula="of:=[.I20]+[.C21]+[.E21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time" office:time-value="PT00H04M09S" calcext:value-type="time">
            <text:p>00:04: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1]+[.B22]+[.D22]" office:value-type="float" office:value="10" calcext:value-type="float">
            <text:p>10</text:p>
          </table:table-cell>
          <table:table-cell table:formula="of:=[.I21]+[.C22]+[.E2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time" office:time-value="PT00H04M19S" calcext:value-type="time">
            <text:p>00:04: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2]+[.B23]+[.D23]" office:value-type="float" office:value="11" calcext:value-type="float">
            <text:p>11</text:p>
          </table:table-cell>
          <table:table-cell table:formula="of:=[.I22]+[.C23]+[.E2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time" office:time-value="PT00H04M22S" calcext:value-type="time">
            <text:p>00:04: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3]+[.B24]+[.D24]" office:value-type="float" office:value="11" calcext:value-type="float">
            <text:p>11</text:p>
          </table:table-cell>
          <table:table-cell table:formula="of:=[.I23]+[.C24]+[.E2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time" office:time-value="PT00H04M36S" calcext:value-type="time">
            <text:p>00:04:3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4]+[.B25]+[.D25]" office:value-type="float" office:value="12" calcext:value-type="float">
            <text:p>12</text:p>
          </table:table-cell>
          <table:table-cell table:formula="of:=[.I24]+[.C25]+[.E2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time" office:time-value="PT00H05M17S" calcext:value-type="time">
            <text:p>00:05: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5]+[.B26]+[.D26]" office:value-type="float" office:value="12" calcext:value-type="float">
            <text:p>12</text:p>
          </table:table-cell>
          <table:table-cell table:formula="of:=[.I25]+[.C26]+[.E26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6]+[.B27]+[.D27]" office:value-type="float" office:value="12" calcext:value-type="float">
            <text:p>12</text:p>
          </table:table-cell>
          <table:table-cell table:formula="of:=[.I26]+[.C27]+[.E27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7]+[.B28]+[.D28]" office:value-type="float" office:value="12" calcext:value-type="float">
            <text:p>12</text:p>
          </table:table-cell>
          <table:table-cell table:formula="of:=[.I27]+[.C28]+[.E28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time" office:time-value="PT00H05M41S" calcext:value-type="time">
            <text:p>00:05:4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8]+[.B29]+[.D29]" office:value-type="float" office:value="13" calcext:value-type="float">
            <text:p>13</text:p>
          </table:table-cell>
          <table:table-cell table:formula="of:=[.I28]+[.C29]+[.E29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time" office:time-value="PT00H05M52S" calcext:value-type="time">
            <text:p>00:05: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9]+[.B30]+[.D30]" office:value-type="float" office:value="13" calcext:value-type="float">
            <text:p>13</text:p>
          </table:table-cell>
          <table:table-cell table:formula="of:=[.I29]+[.C30]+[.E3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time" office:time-value="PT00H06M29S" calcext:value-type="time">
            <text:p>00:06:2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30]+[.B31]+[.D31]" office:value-type="float" office:value="14" calcext:value-type="float">
            <text:p>14</text:p>
          </table:table-cell>
          <table:table-cell table:formula="of:=[.I30]+[.C31]+[.E31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Default"/>
          <table:table-cell table:formula="of:=SUM([.B2:.B31])" office:value-type="float" office:value="12" calcext:value-type="float">
            <text:p>12</text:p>
          </table:table-cell>
          <table:table-cell table:formula="of:=SUM([.C2:.C31])" office:value-type="float" office:value="15" calcext:value-type="float">
            <text:p>15</text:p>
          </table:table-cell>
          <table:table-cell table:formula="of:=SUM([.D2:.D31])" office:value-type="float" office:value="2" calcext:value-type="float">
            <text:p>2</text:p>
          </table:table-cell>
          <table:table-cell table:formula="of:=SUM([.E2:.E31])" office:value-type="float" office:value="0" calcext:value-type="float">
            <text:p>0</text:p>
          </table:table-cell>
          <table:table-cell table:formula="of:=SUM([.F2:.F31])" office:value-type="float" office:value="1" calcext:value-type="float">
            <text:p>1</text:p>
          </table:table-cell>
          <table:table-cell table:formula="of:=SUM([.G2:.G31]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Default"/>
          <table:table-cell table:number-columns-repeated="8"/>
          <table:table-cell table:style-name="ce5" table:formula="of:=([.B32]+[.C32])/([.B32]+[.C32]+[.D32]+[.E32]+[.F32]+[.G32])" office:value-type="percentage" office:value="0.9" calcext:value-type="percentage">
            <text:p>90,00%</text:p>
          </table:table-cell>
        </table:table-row>
      </table:table>
      <table:table table:name="21-11-16 14horas" table:style-name="ta1">
        <table:shapes>
          <draw:frame draw:z-index="0" draw:style-name="gr1" draw:text-style-name="P1" svg:width="159.99mm" svg:height="89.99mm" svg:x="129.13mm" svg:y="258.3mm">
            <loext:p draw:notify-on-update-of-ranges="'21-11-16 14horas'.B78:'21-11-16 14horas'.B78 '21-11-16 14horas'.C78:'21-11-16 14horas'.C78 '21-11-16 14horas'.D78:'21-11-16 14horas'.D78 '21-11-16 14horas'.E78:'21-11-16 14horas'.E78 '21-11-16 14horas'.F78:'21-11-16 14horas'.F78 '21-11-16 14horas'.G78:'21-11-16 14horas'.G7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default-cell-style-name="ce1"/>
        <table:table-column table:style-name="co10" table:number-columns-repeated="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fprtl</text:p>
          </table:table-cell>
          <table:table-cell office:value-type="string" calcext:value-type="string">
            <text:p>fpltr</text:p>
          </table:table-cell>
          <table:table-cell office:value-type="string" calcext:value-type="string">
            <text:p>fnrtl</text:p>
          </table:table-cell>
          <table:table-cell office:value-type="string" calcext:value-type="string">
            <text:p>fnltr</text:p>
          </table:table-cell>
          <table:table-cell office:value-type="string" calcext:value-type="string">
            <text:p>total direita</text:p>
          </table:table-cell>
          <table:table-cell office:value-type="string" calcext:value-type="string">
            <text:p>total esquerda</text:p>
          </table:table-cell>
          <table:table-cell table:number-columns-repeated="3"/>
        </table:table-row>
        <table:table-row table:style-name="ro1">
          <table:table-cell office:value-type="time" office:time-value="PT00H01M15S" calcext:value-type="time">
            <text:p>00:01: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B2]+[.D2]" office:value-type="float" office:value="1" calcext:value-type="float">
            <text:p>1</text:p>
          </table:table-cell>
          <table:table-cell table:formula="of:=[.C2]+[.E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ou correto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formula="of:=[.H2]+[.B3]+[.D3]" office:value-type="float" office:value="1" calcext:value-type="float">
            <text:p>1</text:p>
          </table:table-cell>
          <table:table-cell table:formula="of:=[.I2]+[.C3]+[.E3]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era da classe oposta contou na direção errada</text:p>
          </table:table-cell>
        </table:table-row>
        <table:table-row table:style-name="ro1">
          <table:table-cell office:value-type="time" office:time-value="PT00H01M26S" calcext:value-type="time">
            <text:p>00:01: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3]+[.B4]+[.D4]" office:value-type="float" office:value="1" calcext:value-type="float">
            <text:p>1</text:p>
          </table:table-cell>
          <table:table-cell table:formula="of:=[.I3]+[.C4]+[.E4]"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ão era ciclista</text:p>
          </table:table-cell>
        </table:table-row>
        <table:table-row table:style-name="ro1">
          <table:table-cell office:value-type="time" office:time-value="PT00H01M28S" calcext:value-type="time">
            <text:p>00:01:2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4]+[.B5]+[.D5]" office:value-type="float" office:value="1" calcext:value-type="float">
            <text:p>1</text:p>
          </table:table-cell>
          <table:table-cell table:formula="of:=[.I4]+[.C5]+[.E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time" office:time-value="PT00H01M28S" calcext:value-type="time">
            <text:p>00:01: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H5]+[.B6]+[.D6]" office:value-type="float" office:value="2" calcext:value-type="float">
            <text:p>2</text:p>
          </table:table-cell>
          <table:table-cell table:formula="of:=[.I5]+[.C6]+[.E6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time" office:time-value="PT00H01M42S" calcext:value-type="time">
            <text:p>00:01:4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6]+[.B7]+[.D7]" office:value-type="float" office:value="3" calcext:value-type="float">
            <text:p>3</text:p>
          </table:table-cell>
          <table:table-cell table:formula="of:=[.I6]+[.C7]+[.E7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time" office:time-value="PT00H02M11S" calcext:value-type="time">
            <text:p>00:02: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]+[.B8]+[.D8]" office:value-type="float" office:value="4" calcext:value-type="float">
            <text:p>4</text:p>
          </table:table-cell>
          <table:table-cell table:formula="of:=[.I7]+[.C8]+[.E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time" office:time-value="PT00H02M45S" calcext:value-type="time">
            <text:p>00:02:4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8]+[.B9]+[.D9]" office:value-type="float" office:value="5" calcext:value-type="float">
            <text:p>5</text:p>
          </table:table-cell>
          <table:table-cell table:formula="of:=[.I8]+[.C9]+[.E9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time" office:time-value="PT00H02M48S" calcext:value-type="time">
            <text:p>00:02: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9]+[.B10]+[.D10]" office:value-type="float" office:value="5" calcext:value-type="float">
            <text:p>5</text:p>
          </table:table-cell>
          <table:table-cell table:formula="of:=[.I9]+[.C10]+[.E1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time" office:time-value="PT00H03M14S" calcext:value-type="time">
            <text:p>00:03:1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0]+[.B11]+[.D11]" office:value-type="float" office:value="6" calcext:value-type="float">
            <text:p>6</text:p>
          </table:table-cell>
          <table:table-cell table:formula="of:=[.I10]+[.C11]+[.E1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time" office:time-value="PT00H03M29S" calcext:value-type="time">
            <text:p>00:03:2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1]+[.B12]+[.D12]" office:value-type="float" office:value="7" calcext:value-type="float">
            <text:p>7</text:p>
          </table:table-cell>
          <table:table-cell table:formula="of:=[.I11]+[.C12]+[.E1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time" office:time-value="PT00H03M49S" calcext:value-type="time">
            <text:p>00:03: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12]+[.B13]+[.D13]" office:value-type="float" office:value="7" calcext:value-type="float">
            <text:p>7</text:p>
          </table:table-cell>
          <table:table-cell table:formula="of:=[.I12]+[.C13]+[.E1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time" office:time-value="PT00H03M58S" calcext:value-type="time">
            <text:p>00:03:5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3]+[.B14]+[.D14]" office:value-type="float" office:value="8" calcext:value-type="float">
            <text:p>8</text:p>
          </table:table-cell>
          <table:table-cell table:formula="of:=[.I13]+[.C14]+[.E1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time" office:time-value="PT00H03M59S" calcext:value-type="time">
            <text:p>00:03:5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4]+[.B15]+[.D15]" office:value-type="float" office:value="9" calcext:value-type="float">
            <text:p>9</text:p>
          </table:table-cell>
          <table:table-cell table:formula="of:=[.I14]+[.C15]+[.E1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time" office:time-value="PT00H04M46S" calcext:value-type="time">
            <text:p>00:04:4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5]+[.B16]+[.D16]" office:value-type="float" office:value="10" calcext:value-type="float">
            <text:p>10</text:p>
          </table:table-cell>
          <table:table-cell table:formula="of:=[.I15]+[.C16]+[.E1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time" office:time-value="PT00H04M46S" calcext:value-type="time">
            <text:p>00:04:4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H16]+[.B17]+[.D17]" office:value-type="float" office:value="10" calcext:value-type="float">
            <text:p>10</text:p>
          </table:table-cell>
          <table:table-cell table:formula="of:=[.I16]+[.C17]+[.E1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time" office:time-value="PT00H05M44S" calcext:value-type="time">
            <text:p>00:05:4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7]+[.B18]+[.D18]" office:value-type="float" office:value="11" calcext:value-type="float">
            <text:p>11</text:p>
          </table:table-cell>
          <table:table-cell table:formula="of:=[.I17]+[.C18]+[.E18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time" office:time-value="PT00H05M57S" calcext:value-type="time">
            <text:p>00:05: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18]+[.B19]+[.D19]" office:value-type="float" office:value="11" calcext:value-type="float">
            <text:p>11</text:p>
          </table:table-cell>
          <table:table-cell table:formula="of:=[.I18]+[.C19]+[.E19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time" office:time-value="PT00H06M03S" calcext:value-type="time">
            <text:p>00:06: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19]+[.B20]+[.D20]" office:value-type="float" office:value="11" calcext:value-type="float">
            <text:p>11</text:p>
          </table:table-cell>
          <table:table-cell table:formula="of:=[.I19]+[.C20]+[.E2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time" office:time-value="PT00H06M11S" calcext:value-type="time">
            <text:p>00:06: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0]+[.B21]+[.D21]" office:value-type="float" office:value="12" calcext:value-type="float">
            <text:p>12</text:p>
          </table:table-cell>
          <table:table-cell table:formula="of:=[.I20]+[.C21]+[.E21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time" office:time-value="PT00H07M09S" calcext:value-type="time">
            <text:p>00:07: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1]+[.B22]+[.D22]" office:value-type="float" office:value="12" calcext:value-type="float">
            <text:p>12</text:p>
          </table:table-cell>
          <table:table-cell table:formula="of:=[.I21]+[.C22]+[.E22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2]+[.B23]+[.D23]" office:value-type="float" office:value="13" calcext:value-type="float">
            <text:p>13</text:p>
          </table:table-cell>
          <table:table-cell table:formula="of:=[.I22]+[.C23]+[.E23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3]+[.B24]+[.D24]" office:value-type="float" office:value="14" calcext:value-type="float">
            <text:p>14</text:p>
          </table:table-cell>
          <table:table-cell table:formula="of:=[.I23]+[.C24]+[.E24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time" office:time-value="PT00H07M25S" calcext:value-type="time">
            <text:p>00:07: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4]+[.B25]+[.D25]" office:value-type="float" office:value="14" calcext:value-type="float">
            <text:p>14</text:p>
          </table:table-cell>
          <table:table-cell table:formula="of:=[.I24]+[.C25]+[.E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time" office:time-value="PT00H07M29S" calcext:value-type="time">
            <text:p>00:07: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5]+[.B26]+[.D26]" office:value-type="float" office:value="14" calcext:value-type="float">
            <text:p>14</text:p>
          </table:table-cell>
          <table:table-cell table:formula="of:=[.I25]+[.C26]+[.E26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time" office:time-value="PT00H07M54S" calcext:value-type="time">
            <text:p>00:07:5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6]+[.B27]+[.D27]" office:value-type="float" office:value="15" calcext:value-type="float">
            <text:p>15</text:p>
          </table:table-cell>
          <table:table-cell table:formula="of:=[.I26]+[.C27]+[.E27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time" office:time-value="PT00H08M12S" calcext:value-type="time">
            <text:p>00:08: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7]+[.B28]+[.D28]" office:value-type="float" office:value="16" calcext:value-type="float">
            <text:p>16</text:p>
          </table:table-cell>
          <table:table-cell table:formula="of:=[.I27]+[.C28]+[.E28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time" office:time-value="PT00H08M13S" calcext:value-type="time">
            <text:p>00:08:1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8]+[.B29]+[.D29]" office:value-type="float" office:value="17" calcext:value-type="float">
            <text:p>17</text:p>
          </table:table-cell>
          <table:table-cell table:formula="of:=[.I28]+[.C29]+[.E29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time" office:time-value="PT00H08M16S" calcext:value-type="time">
            <text:p>00:08:1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9]+[.B30]+[.D30]" office:value-type="float" office:value="18" calcext:value-type="float">
            <text:p>18</text:p>
          </table:table-cell>
          <table:table-cell table:formula="of:=[.I29]+[.C30]+[.E30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time" office:time-value="PT00H08M26S" calcext:value-type="time">
            <text:p>00:08: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30]+[.B31]+[.D31]" office:value-type="float" office:value="18" calcext:value-type="float">
            <text:p>18</text:p>
          </table:table-cell>
          <table:table-cell table:formula="of:=[.I30]+[.C31]+[.E31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time" office:time-value="PT00H09M29S" calcext:value-type="time">
            <text:p>00:09:2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31]+[.B32]+[.D32]" office:value-type="float" office:value="19" calcext:value-type="float">
            <text:p>19</text:p>
          </table:table-cell>
          <table:table-cell table:formula="of:=[.I31]+[.C32]+[.E32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time" office:time-value="PT00H09M29S" calcext:value-type="time">
            <text:p>00:09:2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32]+[.B33]+[.D33]" office:value-type="float" office:value="19" calcext:value-type="float">
            <text:p>19</text:p>
          </table:table-cell>
          <table:table-cell table:formula="of:=[.I32]+[.C33]+[.E33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time" office:time-value="PT00H09M31S" calcext:value-type="time">
            <text:p>00:09:3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formula="of:=[.H33]+[.B34]+[.D34]" office:value-type="float" office:value="20" calcext:value-type="float">
            <text:p>20</text:p>
          </table:table-cell>
          <table:table-cell table:formula="of:=[.I33]+[.C34]+[.E34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time" office:time-value="PT00H09M37S" calcext:value-type="time">
            <text:p>00:09: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34]+[.B35]+[.D35]" office:value-type="float" office:value="20" calcext:value-type="float">
            <text:p>20</text:p>
          </table:table-cell>
          <table:table-cell table:formula="of:=[.I34]+[.C35]+[.E35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time" office:time-value="PT00H09M42S" calcext:value-type="time">
            <text:p>00:09:4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35]+[.B36]+[.D36]" office:value-type="float" office:value="21" calcext:value-type="float">
            <text:p>21</text:p>
          </table:table-cell>
          <table:table-cell table:formula="of:=[.I35]+[.C36]+[.E36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time" office:time-value="PT00H09M44S" calcext:value-type="time">
            <text:p>00:09: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36]+[.B37]+[.D37]" office:value-type="float" office:value="21" calcext:value-type="float">
            <text:p>21</text:p>
          </table:table-cell>
          <table:table-cell table:formula="of:=[.I36]+[.C37]+[.E37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time" office:time-value="PT00H09M49S" calcext:value-type="time">
            <text:p>00:09: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37]+[.B38]+[.D38]" office:value-type="float" office:value="21" calcext:value-type="float">
            <text:p>21</text:p>
          </table:table-cell>
          <table:table-cell table:formula="of:=[.I37]+[.C38]+[.E3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time" office:time-value="PT00H09M49S" calcext:value-type="time">
            <text:p>00:09:4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H38]+[.B39]+[.D39]" office:value-type="float" office:value="21" calcext:value-type="float">
            <text:p>21</text:p>
          </table:table-cell>
          <table:table-cell table:formula="of:=[.I38]+[.C39]+[.E39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time" office:time-value="PT00H09M53S" calcext:value-type="time">
            <text:p>00:09:5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39]+[.B40]+[.D40]" office:value-type="float" office:value="22" calcext:value-type="float">
            <text:p>22</text:p>
          </table:table-cell>
          <table:table-cell table:formula="of:=[.I39]+[.C40]+[.E40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time" office:time-value="PT00H10M07S" calcext:value-type="time">
            <text:p>00:10:0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40]+[.B41]+[.D41]" office:value-type="float" office:value="22" calcext:value-type="float">
            <text:p>22</text:p>
          </table:table-cell>
          <table:table-cell table:formula="of:=[.I40]+[.C41]+[.E41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time" office:time-value="PT00H10M36S" calcext:value-type="time">
            <text:p>00:10:3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1]+[.B42]+[.D42]" office:value-type="float" office:value="23" calcext:value-type="float">
            <text:p>23</text:p>
          </table:table-cell>
          <table:table-cell table:formula="of:=[.I41]+[.C42]+[.E42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time" office:time-value="PT00H10M36S" calcext:value-type="time">
            <text:p>00:10:3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2]+[.B43]+[.D43]" office:value-type="float" office:value="24" calcext:value-type="float">
            <text:p>24</text:p>
          </table:table-cell>
          <table:table-cell table:formula="of:=[.I42]+[.C43]+[.E43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time" office:time-value="PT00H10M38S" calcext:value-type="time">
            <text:p>00:10:3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3]+[.B44]+[.D44]" office:value-type="float" office:value="25" calcext:value-type="float">
            <text:p>25</text:p>
          </table:table-cell>
          <table:table-cell table:formula="of:=[.I43]+[.C44]+[.E44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time" office:time-value="PT00H10M39S" calcext:value-type="time">
            <text:p>00:10:3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4]+[.B45]+[.D45]" office:value-type="float" office:value="26" calcext:value-type="float">
            <text:p>26</text:p>
          </table:table-cell>
          <table:table-cell table:formula="of:=[.I44]+[.C45]+[.E45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time" office:time-value="PT00H11M02S" calcext:value-type="time">
            <text:p>00:11:0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5]+[.B46]+[.D46]" office:value-type="float" office:value="27" calcext:value-type="float">
            <text:p>27</text:p>
          </table:table-cell>
          <table:table-cell table:formula="of:=[.I45]+[.C46]+[.E46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time" office:time-value="PT00H11M09S" calcext:value-type="time">
            <text:p>00:11:0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6]+[.B47]+[.D47]" office:value-type="float" office:value="28" calcext:value-type="float">
            <text:p>28</text:p>
          </table:table-cell>
          <table:table-cell table:formula="of:=[.I46]+[.C47]+[.E47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time" office:time-value="PT00H11M12S" calcext:value-type="time">
            <text:p>00:11: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7]+[.B48]+[.D48]" office:value-type="float" office:value="29" calcext:value-type="float">
            <text:p>29</text:p>
          </table:table-cell>
          <table:table-cell table:formula="of:=[.I47]+[.C48]+[.E48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time" office:time-value="PT00H11M22S" calcext:value-type="time">
            <text:p>00:11: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48]+[.B49]+[.D49]" office:value-type="float" office:value="29" calcext:value-type="float">
            <text:p>29</text:p>
          </table:table-cell>
          <table:table-cell table:formula="of:=[.I48]+[.C49]+[.E4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time" office:time-value="PT00H11M44S" calcext:value-type="time">
            <text:p>00:11:4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9]+[.B50]+[.D50]" office:value-type="float" office:value="30" calcext:value-type="float">
            <text:p>30</text:p>
          </table:table-cell>
          <table:table-cell table:formula="of:=[.I49]+[.C50]+[.E50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time" office:time-value="PT00H12M29S" calcext:value-type="time">
            <text:p>00:12: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50]+[.B51]+[.D51]" office:value-type="float" office:value="30" calcext:value-type="float">
            <text:p>30</text:p>
          </table:table-cell>
          <table:table-cell table:formula="of:=[.I50]+[.C51]+[.E51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time" office:time-value="PT00H12M58S" calcext:value-type="time">
            <text:p>00:12:5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1]+[.B52]+[.D52]" office:value-type="float" office:value="31" calcext:value-type="float">
            <text:p>31</text:p>
          </table:table-cell>
          <table:table-cell table:formula="of:=[.I51]+[.C52]+[.E52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time" office:time-value="PT00H12M58S" calcext:value-type="time">
            <text:p>00:12: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52]+[.B53]+[.D53]" office:value-type="float" office:value="31" calcext:value-type="float">
            <text:p>31</text:p>
          </table:table-cell>
          <table:table-cell table:formula="of:=[.I52]+[.C53]+[.E53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3]+[.B54]+[.D54]" office:value-type="float" office:value="32" calcext:value-type="float">
            <text:p>32</text:p>
          </table:table-cell>
          <table:table-cell table:formula="of:=[.I53]+[.C54]+[.E54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time" office:time-value="PT00H13M02S" calcext:value-type="time">
            <text:p>00:13:0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4]+[.B55]+[.D55]" office:value-type="float" office:value="33" calcext:value-type="float">
            <text:p>33</text:p>
          </table:table-cell>
          <table:table-cell table:formula="of:=[.I54]+[.C55]+[.E55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time" office:time-value="PT00H13M08S" calcext:value-type="time">
            <text:p>00:13: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55]+[.B56]+[.D56]" office:value-type="float" office:value="33" calcext:value-type="float">
            <text:p>33</text:p>
          </table:table-cell>
          <table:table-cell table:formula="of:=[.I55]+[.C56]+[.E5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time" office:time-value="PT00H13M12S" calcext:value-type="time">
            <text:p>00:13: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56]+[.B57]+[.D57]" office:value-type="float" office:value="33" calcext:value-type="float">
            <text:p>33</text:p>
          </table:table-cell>
          <table:table-cell table:formula="of:=[.I56]+[.C57]+[.E57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time" office:time-value="PT00H13M32S" calcext:value-type="time">
            <text:p>00:13:3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7]+[.B58]+[.D58]" office:value-type="float" office:value="34" calcext:value-type="float">
            <text:p>34</text:p>
          </table:table-cell>
          <table:table-cell table:formula="of:=[.I57]+[.C58]+[.E58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8]+[.B59]+[.D59]" office:value-type="float" office:value="35" calcext:value-type="float">
            <text:p>35</text:p>
          </table:table-cell>
          <table:table-cell table:formula="of:=[.I58]+[.C59]+[.E59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time" office:time-value="PT00H14M25S" calcext:value-type="time">
            <text:p>00:14: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59]+[.B60]+[.D60]" office:value-type="float" office:value="35" calcext:value-type="float">
            <text:p>35</text:p>
          </table:table-cell>
          <table:table-cell table:formula="of:=[.I59]+[.C60]+[.E60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time" office:time-value="PT00H14M34S" calcext:value-type="time">
            <text:p>00:14:3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60]+[.B61]+[.D61]" office:value-type="float" office:value="36" calcext:value-type="float">
            <text:p>36</text:p>
          </table:table-cell>
          <table:table-cell table:formula="of:=[.I60]+[.C61]+[.E61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time" office:time-value="PT00H14M42S" calcext:value-type="time">
            <text:p>00:14:4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61]+[.B62]+[.D62]" office:value-type="float" office:value="37" calcext:value-type="float">
            <text:p>37</text:p>
          </table:table-cell>
          <table:table-cell table:formula="of:=[.I61]+[.C62]+[.E62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time" office:time-value="PT00H15M11S" calcext:value-type="time">
            <text:p>00:15: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62]+[.B63]+[.D63]" office:value-type="float" office:value="37" calcext:value-type="float">
            <text:p>37</text:p>
          </table:table-cell>
          <table:table-cell table:formula="of:=[.I62]+[.C63]+[.E63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time" office:time-value="PT00H15M46S" calcext:value-type="time">
            <text:p>00:15:4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63]+[.B64]+[.D64]" office:value-type="float" office:value="37" calcext:value-type="float">
            <text:p>37</text:p>
          </table:table-cell>
          <table:table-cell table:formula="of:=[.I63]+[.C64]+[.E64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time" office:time-value="PT00H15M56S" calcext:value-type="time">
            <text:p>00:15: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64]+[.B65]+[.D65]" office:value-type="float" office:value="37" calcext:value-type="float">
            <text:p>37</text:p>
          </table:table-cell>
          <table:table-cell table:formula="of:=[.I64]+[.C65]+[.E65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time" office:time-value="PT00H15M58S" calcext:value-type="time">
            <text:p>00:15:5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65]+[.B66]+[.D66]" office:value-type="float" office:value="38" calcext:value-type="float">
            <text:p>38</text:p>
          </table:table-cell>
          <table:table-cell table:formula="of:=[.I65]+[.C66]+[.E6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66]+[.B67]+[.D67]" office:value-type="float" office:value="39" calcext:value-type="float">
            <text:p>39</text:p>
          </table:table-cell>
          <table:table-cell table:formula="of:=[.I66]+[.C67]+[.E67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time" office:time-value="PT00H16M22S" calcext:value-type="time">
            <text:p>00:16: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67]+[.B68]+[.D68]" office:value-type="float" office:value="39" calcext:value-type="float">
            <text:p>39</text:p>
          </table:table-cell>
          <table:table-cell table:formula="of:=[.I67]+[.C68]+[.E68]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time" office:time-value="PT00H16M41S" calcext:value-type="time">
            <text:p>00:16:4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4"/>
          <table:table-cell table:formula="of:=[.H68]+[.B69]+[.D69]" office:value-type="float" office:value="39" calcext:value-type="float">
            <text:p>39</text:p>
          </table:table-cell>
          <table:table-cell table:formula="of:=[.I68]+[.C69]+[.E69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time" office:time-value="PT00H16M41S" calcext:value-type="time">
            <text:p>00:16:4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69]+[.B70]+[.D70]" office:value-type="float" office:value="40" calcext:value-type="float">
            <text:p>40</text:p>
          </table:table-cell>
          <table:table-cell table:formula="of:=[.I69]+[.C70]+[.E70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time" office:time-value="PT00H16M43S" calcext:value-type="time">
            <text:p>00:16:4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0]+[.B71]+[.D71]" office:value-type="float" office:value="41" calcext:value-type="float">
            <text:p>41</text:p>
          </table:table-cell>
          <table:table-cell table:formula="of:=[.I70]+[.C71]+[.E71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time" office:time-value="PT00H16M53S" calcext:value-type="time">
            <text:p>00:16: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71]+[.B72]+[.D72]" office:value-type="float" office:value="41" calcext:value-type="float">
            <text:p>41</text:p>
          </table:table-cell>
          <table:table-cell table:formula="of:=[.I71]+[.C72]+[.E72]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time" office:time-value="PT00H16M54S" calcext:value-type="time">
            <text:p>00:16:5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72]+[.B73]+[.D73]" office:value-type="float" office:value="41" calcext:value-type="float">
            <text:p>41</text:p>
          </table:table-cell>
          <table:table-cell table:formula="of:=[.I72]+[.C73]+[.E73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time" office:time-value="PT00H16M59S" calcext:value-type="time">
            <text:p>00:16:5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3]+[.B74]+[.D74]" office:value-type="float" office:value="42" calcext:value-type="float">
            <text:p>42</text:p>
          </table:table-cell>
          <table:table-cell table:formula="of:=[.I73]+[.C74]+[.E74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time" office:time-value="PT00H17M02S" calcext:value-type="time">
            <text:p>00:17: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74]+[.B75]+[.D75]" office:value-type="float" office:value="42" calcext:value-type="float">
            <text:p>42</text:p>
          </table:table-cell>
          <table:table-cell table:formula="of:=[.I74]+[.C75]+[.E75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time" office:time-value="PT00H17M02S" calcext:value-type="time">
            <text:p>00:17: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H75]+[.B76]+[.D76]" office:value-type="float" office:value="43" calcext:value-type="float">
            <text:p>43</text:p>
          </table:table-cell>
          <table:table-cell table:formula="of:=[.I75]+[.C76]+[.E76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time" office:time-value="PT00H17M17S" calcext:value-type="time">
            <text:p>00:17:1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6]+[.B77]+[.D77]" office:value-type="float" office:value="44" calcext:value-type="float">
            <text:p>44</text:p>
          </table:table-cell>
          <table:table-cell table:formula="of:=[.I76]+[.C77]+[.E77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SUM([.B2:.B77])" office:value-type="float" office:value="42" calcext:value-type="float">
            <text:p>42</text:p>
          </table:table-cell>
          <table:table-cell table:formula="of:=SUM([.C2:.C77])" office:value-type="float" office:value="28" calcext:value-type="float">
            <text:p>28</text:p>
          </table:table-cell>
          <table:table-cell table:formula="of:=SUM([.D2:.D77])" office:value-type="float" office:value="2" calcext:value-type="float">
            <text:p>2</text:p>
          </table:table-cell>
          <table:table-cell table:formula="of:=SUM([.E2:.E77])" office:value-type="float" office:value="2" calcext:value-type="float">
            <text:p>2</text:p>
          </table:table-cell>
          <table:table-cell table:formula="of:=SUM([.F2:.F77])" office:value-type="float" office:value="2" calcext:value-type="float">
            <text:p>2</text:p>
          </table:table-cell>
          <table:table-cell table:formula="of:=SUM([.G2:.G77]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ce5" table:formula="of:=([.B78]+[.C78])/([.B78]+[.C78]+[.D78]+[.E78]+[.F78]+[.G78])" office:value-type="percentage" office:value="0.921052631578947" calcext:value-type="percentage">
            <text:p>92,11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-00-0000</text:date>, <text:time style:data-style-name="N2" text:time-value="20:00:34.8549952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7:57:36.645174950</meta:creation-date>
    <dc:date>2016-12-01T20:30:24.677308692</dc:date>
    <meta:editing-duration>PT25M31S</meta:editing-duration>
    <meta:editing-cycles>5</meta:editing-cycles>
    <meta:generator>LibreOffice/5.1.4.2$Linux_X86_64 LibreOffice_project/10m0$Build-2</meta:generator>
    <meta:document-statistic meta:table-count="3" meta:cell-count="9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87cm" svg:y="0.316cm" chart:style-name="ch2">
          <text:p>Contador de Ciclistas</text:p>
        </chart:title>
        <chart:subtitle svg:x="6.766cm" svg:y="1.275cm" chart:style-name="ch3">
          <text:p>Desempenho</text:p>
        </chart:subtitle>
        <chart:legend chart:legend-position="end" svg:x="14.875cm" svg:y="2.956cm" style:legend-expansion="high" chart:style-name="ch4"/>
        <chart:plot-area chart:style-name="ch5" table:cell-range-address="'26-10-16 19horas'.B110:'26-10-16 19horas'.G110" svg:x="1.331cm" svg:y="2.138cm" svg:width="13.224cm" svg:height="6.682cm">
          <chartooo:coordinate-region svg:x="1.952cm" svg:y="2.337cm" svg:width="12.603cm" svg:height="6.284cm"/>
          <chart:axis chart:dimension="x" chart:name="primary-x" chart:style-name="ch6"/>
          <chart:axis chart:dimension="y" chart:name="primary-y" chart:style-name="ch7">
            <chart:title svg:x="0.451cm" svg:y="6.29cm" chart:style-name="ch8">
              <text:p>Contagem</text:p>
            </chart:title>
            <chart:grid chart:style-name="ch9" chart:class="major"/>
          </chart:axis>
          <chart:series chart:style-name="ch10" chart:values-cell-range-address="'26-10-16 19horas'.B110:'26-10-16 19horas'.B110" chart:class="chart:bar">
            <chart:data-point/>
          </chart:series>
          <chart:series chart:style-name="ch11" chart:values-cell-range-address="'26-10-16 19horas'.C110:'26-10-16 19horas'.C110" chart:class="chart:bar">
            <chart:data-point/>
          </chart:series>
          <chart:series chart:style-name="ch12" chart:values-cell-range-address="'26-10-16 19horas'.D110:'26-10-16 19horas'.D110" chart:class="chart:bar">
            <chart:data-point/>
          </chart:series>
          <chart:series chart:style-name="ch13" chart:values-cell-range-address="'26-10-16 19horas'.E110:'26-10-16 19horas'.E110" chart:class="chart:bar">
            <chart:data-point/>
          </chart:series>
          <chart:series chart:style-name="ch14" chart:values-cell-range-address="'26-10-16 19horas'.F110:'26-10-16 19horas'.F110" chart:class="chart:bar">
            <chart:data-point/>
          </chart:series>
          <chart:series chart:style-name="ch15" chart:values-cell-range-address="'26-10-16 19horas'.G110:'26-10-16 19horas'.G110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3">
                <text:p>63</text:p>
                <draw:g>
                  <svg:desc>'26-10-16 19horas'.B110:'26-10-16 19horas'.B110</svg:desc>
                </draw:g>
              </table:table-cell>
              <table:table-cell office:value-type="float" office:value="29">
                <text:p>29</text:p>
                <draw:g>
                  <svg:desc>'26-10-16 19horas'.C110:'26-10-16 19horas'.C110</svg:desc>
                </draw:g>
              </table:table-cell>
              <table:table-cell office:value-type="float" office:value="0">
                <text:p>0</text:p>
                <draw:g>
                  <svg:desc>'26-10-16 19horas'.D110:'26-10-16 19horas'.D110</svg:desc>
                </draw:g>
              </table:table-cell>
              <table:table-cell office:value-type="float" office:value="0">
                <text:p>0</text:p>
                <draw:g>
                  <svg:desc>'26-10-16 19horas'.E110:'26-10-16 19horas'.E110</svg:desc>
                </draw:g>
              </table:table-cell>
              <table:table-cell office:value-type="float" office:value="4">
                <text:p>4</text:p>
                <draw:g>
                  <svg:desc>'26-10-16 19horas'.F110:'26-10-16 19horas'.F110</svg:desc>
                </draw:g>
              </table:table-cell>
              <table:table-cell office:value-type="float" office:value="6">
                <text:p>6</text:p>
                <draw:g>
                  <svg:desc>'26-10-16 19horas'.G110:'26-10-16 19horas'.G110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87cm" svg:y="0.316cm" chart:style-name="ch2">
          <text:p>Contador de Ciclistas</text:p>
        </chart:title>
        <chart:subtitle svg:x="6.766cm" svg:y="1.275cm" chart:style-name="ch3">
          <text:p>Desempenho</text:p>
        </chart:subtitle>
        <chart:legend chart:legend-position="end" svg:x="14.875cm" svg:y="2.956cm" style:legend-expansion="high" chart:style-name="ch4"/>
        <chart:plot-area chart:style-name="ch5" table:cell-range-address="'21-11-16 16horas'.B32:'21-11-16 16horas'.G32" svg:x="1.331cm" svg:y="2.138cm" svg:width="13.224cm" svg:height="6.682cm">
          <chartooo:coordinate-region svg:x="1.952cm" svg:y="2.337cm" svg:width="12.603cm" svg:height="6.284cm"/>
          <chart:axis chart:dimension="x" chart:name="primary-x" chart:style-name="ch6"/>
          <chart:axis chart:dimension="y" chart:name="primary-y" chart:style-name="ch7">
            <chart:title svg:x="0.451cm" svg:y="6.29cm" chart:style-name="ch8">
              <text:p>Contagem</text:p>
            </chart:title>
            <chart:grid chart:style-name="ch9" chart:class="major"/>
          </chart:axis>
          <chart:series chart:style-name="ch10" chart:values-cell-range-address="'21-11-16 16horas'.B32:'21-11-16 16horas'.B32" chart:class="chart:bar">
            <chart:data-point/>
          </chart:series>
          <chart:series chart:style-name="ch11" chart:values-cell-range-address="'21-11-16 16horas'.C32:'21-11-16 16horas'.C32" chart:class="chart:bar">
            <chart:data-point/>
          </chart:series>
          <chart:series chart:style-name="ch12" chart:values-cell-range-address="'21-11-16 16horas'.D32:'21-11-16 16horas'.D32" chart:class="chart:bar">
            <chart:data-point/>
          </chart:series>
          <chart:series chart:style-name="ch13" chart:values-cell-range-address="'21-11-16 16horas'.E32:'21-11-16 16horas'.E32" chart:class="chart:bar">
            <chart:data-point/>
          </chart:series>
          <chart:series chart:style-name="ch14" chart:values-cell-range-address="'21-11-16 16horas'.F32:'21-11-16 16horas'.F32" chart:class="chart:bar">
            <chart:data-point/>
          </chart:series>
          <chart:series chart:style-name="ch15" chart:values-cell-range-address="'21-11-16 16horas'.G32:'21-11-16 16horas'.G32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">
                <text:p>12</text:p>
                <draw:g>
                  <svg:desc>'21-11-16 16horas'.B32:'21-11-16 16horas'.B32</svg:desc>
                </draw:g>
              </table:table-cell>
              <table:table-cell office:value-type="float" office:value="15">
                <text:p>15</text:p>
                <draw:g>
                  <svg:desc>'21-11-16 16horas'.C32:'21-11-16 16horas'.C32</svg:desc>
                </draw:g>
              </table:table-cell>
              <table:table-cell office:value-type="float" office:value="2">
                <text:p>2</text:p>
                <draw:g>
                  <svg:desc>'21-11-16 16horas'.D32:'21-11-16 16horas'.D32</svg:desc>
                </draw:g>
              </table:table-cell>
              <table:table-cell office:value-type="float" office:value="0">
                <text:p>0</text:p>
                <draw:g>
                  <svg:desc>'21-11-16 16horas'.E32:'21-11-16 16horas'.E32</svg:desc>
                </draw:g>
              </table:table-cell>
              <table:table-cell office:value-type="float" office:value="1">
                <text:p>1</text:p>
                <draw:g>
                  <svg:desc>'21-11-16 16horas'.F32:'21-11-16 16horas'.F32</svg:desc>
                </draw:g>
              </table:table-cell>
              <table:table-cell office:value-type="float" office:value="0">
                <text:p>0</text:p>
                <draw:g>
                  <svg:desc>'21-11-16 16horas'.G32:'21-11-16 16horas'.G3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87cm" svg:y="0.316cm" chart:style-name="ch2">
          <text:p>Contador de Ciclistas</text:p>
        </chart:title>
        <chart:subtitle svg:x="6.766cm" svg:y="1.275cm" chart:style-name="ch3">
          <text:p>Desempenho</text:p>
        </chart:subtitle>
        <chart:legend chart:legend-position="end" svg:x="14.875cm" svg:y="2.956cm" style:legend-expansion="high" chart:style-name="ch4"/>
        <chart:plot-area chart:style-name="ch5" table:cell-range-address="'21-11-16 14horas'.B78:'21-11-16 14horas'.G78" svg:x="1.331cm" svg:y="2.138cm" svg:width="13.224cm" svg:height="6.682cm">
          <chartooo:coordinate-region svg:x="1.952cm" svg:y="2.337cm" svg:width="12.603cm" svg:height="6.284cm"/>
          <chart:axis chart:dimension="x" chart:name="primary-x" chart:style-name="ch6"/>
          <chart:axis chart:dimension="y" chart:name="primary-y" chart:style-name="ch7">
            <chart:title svg:x="0.451cm" svg:y="6.29cm" chart:style-name="ch8">
              <text:p>Contagem</text:p>
            </chart:title>
            <chart:grid chart:style-name="ch9" chart:class="major"/>
          </chart:axis>
          <chart:series chart:style-name="ch10" chart:values-cell-range-address="'21-11-16 14horas'.B78:'21-11-16 14horas'.B78" chart:class="chart:bar">
            <chart:data-point/>
          </chart:series>
          <chart:series chart:style-name="ch11" chart:values-cell-range-address="'21-11-16 14horas'.C78:'21-11-16 14horas'.C78" chart:class="chart:bar">
            <chart:data-point/>
          </chart:series>
          <chart:series chart:style-name="ch12" chart:values-cell-range-address="'21-11-16 14horas'.D78:'21-11-16 14horas'.D78" chart:class="chart:bar">
            <chart:data-point/>
          </chart:series>
          <chart:series chart:style-name="ch13" chart:values-cell-range-address="'21-11-16 14horas'.E78:'21-11-16 14horas'.E78" chart:class="chart:bar">
            <chart:data-point/>
          </chart:series>
          <chart:series chart:style-name="ch14" chart:values-cell-range-address="'21-11-16 14horas'.F78:'21-11-16 14horas'.F78" chart:class="chart:bar">
            <chart:data-point/>
          </chart:series>
          <chart:series chart:style-name="ch15" chart:values-cell-range-address="'21-11-16 14horas'.G78:'21-11-16 14horas'.G78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2">
                <text:p>42</text:p>
                <draw:g>
                  <svg:desc>'21-11-16 14horas'.B78:'21-11-16 14horas'.B78</svg:desc>
                </draw:g>
              </table:table-cell>
              <table:table-cell office:value-type="float" office:value="28">
                <text:p>28</text:p>
                <draw:g>
                  <svg:desc>'21-11-16 14horas'.C78:'21-11-16 14horas'.C78</svg:desc>
                </draw:g>
              </table:table-cell>
              <table:table-cell office:value-type="float" office:value="2">
                <text:p>2</text:p>
                <draw:g>
                  <svg:desc>'21-11-16 14horas'.D78:'21-11-16 14horas'.D78</svg:desc>
                </draw:g>
              </table:table-cell>
              <table:table-cell office:value-type="float" office:value="2">
                <text:p>2</text:p>
                <draw:g>
                  <svg:desc>'21-11-16 14horas'.E78:'21-11-16 14horas'.E78</svg:desc>
                </draw:g>
              </table:table-cell>
              <table:table-cell office:value-type="float" office:value="2">
                <text:p>2</text:p>
                <draw:g>
                  <svg:desc>'21-11-16 14horas'.F78:'21-11-16 14horas'.F78</svg:desc>
                </draw:g>
              </table:table-cell>
              <table:table-cell office:value-type="float" office:value="0">
                <text:p>0</text:p>
                <draw:g>
                  <svg:desc>'21-11-16 14horas'.G78:'21-11-16 14horas'.G78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